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line-through-style="solid" style:text-line-through-type="single"/>
    </style:style>
    <style:style style:name="T4" style:family="text">
      <style:text-properties style:text-line-through-style="solid" style:text-line-through-type="single" fo:font-weight="normal" style:font-weight-asian="normal" style:font-weight-complex="normal"/>
    </style:style>
    <style:style style:name="T5" style:family="text">
      <style:text-properties style:text-line-through-style="solid" style:text-line-through-type="single" fo:font-weight="bold" style:font-weight-asian="bold" style:font-weight-complex="bold"/>
    </style:style>
    <style:style style:name="T6" style:family="text">
      <style:text-properties style:text-line-through-style="none" style:text-line-through-type="none"/>
    </style:style>
    <style:style style:name="T7" style:family="text">
      <style:text-properties style:text-line-through-style="none" style:text-line-through-type="none" fo:font-weight="normal" style:font-weight-asian="normal" style:font-weight-complex="normal"/>
    </style:style>
    <style:style style:name="T8" style:family="text">
      <style:text-properties style:text-line-through-style="none" style:text-line-through-type="none" fo:font-weight="bold" style:font-weight-asian="bold" style:font-weight-complex="bold"/>
    </style:style>
    <style:style style:name="T9" style:family="text">
      <style:text-properties style:text-position="super 58%"/>
    </style:style>
    <style:style style:name="T10" style:family="text">
      <style:text-properties style:text-position="sub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<text:span text:style-name="T5">User Story #1:</text:span></text:span><text:span text:style-name="T4"> My product landing page should have a </text:span><text:span text:style-name="Source_20_Text"><text:span text:style-name="T4">header</text:span></text:span><text:span text:style-name="T4"> element with a corresponding </text:span><text:span text:style-name="Source_20_Text"><text:span text:style-name="T4">id="header"</text:span></text:span><text:span text:style-name="T4">.</text:span></text:p>
      <text:p text:style-name="Text_20_body"><text:span text:style-name="Strong_20_Emphasis"><text:span text:style-name="T5">User Story #2:</text:span></text:span><text:span text:style-name="T4"> I can see an image within the </text:span><text:span text:style-name="Source_20_Text"><text:span text:style-name="T4">header</text:span></text:span><text:span text:style-name="T4"> element with a corresponding </text:span><text:span text:style-name="Source_20_Text"><text:span text:style-name="T4">id="header-img"</text:span></text:span><text:span text:style-name="T4">. A company logo would make a good image here.</text:span></text:p>
      <text:p text:style-name="Text_20_body"><text:span text:style-name="Strong_20_Emphasis"><text:span text:style-name="T5">User Story #3:</text:span></text:span><text:span text:style-name="T5"> </text:span><text:span text:style-name="T4">Within the </text:span><text:span text:style-name="Source_20_Text"><text:span text:style-name="T4">#header</text:span></text:span><text:span text:style-name="T4"> element I can see a </text:span><text:span text:style-name="Source_20_Text"><text:span text:style-name="T4">nav</text:span></text:span><text:span text:style-name="T4"> element with a corresponding </text:span><text:span text:style-name="Source_20_Text"><text:span text:style-name="T4">id="nav-bar"</text:span></text:span><text:span text:style-name="T4">.</text:span></text:p>
      <text:p text:style-name="Text_20_body"><text:span text:style-name="Strong_20_Emphasis"><text:span text:style-name="T5">User Story #4:</text:span></text:span><text:span text:style-name="T4"> I can see at least three clickable elements inside the </text:span><text:span text:style-name="Source_20_Text"><text:span text:style-name="T4">nav</text:span></text:span><text:span text:style-name="T4"> element, each with the class </text:span><text:span text:style-name="Source_20_Text"><text:span text:style-name="T4">nav-link</text:span></text:span><text:span text:style-name="T4">.</text:span></text:p>
      <text:p text:style-name="Text_20_body"><text:span text:style-name="Strong_20_Emphasis"><text:span text:style-name="T3">User Story #5:</text:span></text:span><text:span text:style-name="T3"> When I click a </text:span><text:span text:style-name="Source_20_Text"><text:span text:style-name="T3">.nav-link</text:span></text:span><text:span text:style-name="T3"> button in the </text:span><text:span text:style-name="Source_20_Text"><text:span text:style-name="T3">nav</text:span></text:span><text:span text:style-name="T3"> element, I am taken to the corresponding section of the landing page.</text:span></text:p>
      <text:p text:style-name="Text_20_body"><text:span text:style-name="Strong_20_Emphasis"><text:span text:style-name="T10">User Story #6:</text:span></text:span><text:span text:style-name="T10"> I can watch an embedded product video with </text:span><text:span text:style-name="Source_20_Text"><text:span text:style-name="T10">id="video"</text:span></text:span><text:span text:style-name="T10">.</text:span></text:p>
      <text:p text:style-name="Text_20_body"><text:span text:style-name="Strong_20_Emphasis"><text:span text:style-name="T4">User Story #7:</text:span></text:span><text:span text:style-name="T4"> My landing page has a </text:span><text:span text:style-name="Source_20_Text"><text:span text:style-name="T4">form</text:span></text:span><text:span text:style-name="T4"> element with a corresponding </text:span><text:span text:style-name="Source_20_Text"><text:span text:style-name="T4">id="form"</text:span></text:span><text:span text:style-name="T4">.</text:span></text:p>
      <text:p text:style-name="Text_20_body"><text:span text:style-name="Strong_20_Emphasis"><text:span text:style-name="T3">User Story #8:</text:span></text:span><text:span text:style-name="T3"> Within the form, there is an </text:span><text:span text:style-name="Source_20_Text"><text:span text:style-name="T3">input</text:span></text:span><text:span text:style-name="T3"> field with </text:span><text:span text:style-name="Source_20_Text"><text:span text:style-name="T3">id="email"</text:span></text:span><text:span text:style-name="T3"> where I can enter an email address.</text:span></text:p>
      <text:p text:style-name="Text_20_body"><text:span text:style-name="Strong_20_Emphasis"><text:span text:style-name="T3">User Story #9:</text:span></text:span><text:span text:style-name="T3"> The </text:span><text:span text:style-name="Source_20_Text"><text:span text:style-name="T3">#email</text:span></text:span><text:span text:style-name="T3"> input field should have placeholder text to let the user know what the field is for.</text:span></text:p>
      <text:p text:style-name="Text_20_body"><text:span text:style-name="Strong_20_Emphasis">User Story #10:</text:span> The <text:span text:style-name="Source_20_Text">#email</text:span> input field uses HTML5 validation to confirm that the entered text is an email address.</text:p>
      <text:p text:style-name="Text_20_body"><text:span text:style-name="Strong_20_Emphasis">User Story #11:</text:span> Within the form, there is a submit <text:span text:style-name="Source_20_Text">input</text:span> with a corresponding <text:span text:style-name="Source_20_Text">id="submit"</text:span>.</text:p>
      <text:p text:style-name="Text_20_body"><text:span text:style-name="Strong_20_Emphasis">User Story #12:</text:span> When I click the <text:span text:style-name="Source_20_Text">#submit</text:span> element, the email is submitted to a static page (use this mock URL: <text:a xlink:type="simple" xlink:href="https://www.freecodecamp.com/email-submit" office:target-frame-name="_blank" xlink:show="new" text:style-name="Internet_20_link" text:visited-style-name="Visited_20_Internet_20_Link">https://www.freecodecamp.com/email-submit</text:a>).</text:p>
      <text:p text:style-name="Text_20_body"><text:span text:style-name="Strong_20_Emphasis">User Story #13:</text:span> The navbar should always be at the top of the viewport.</text:p>
      <text:p text:style-name="Text_20_body"><text:span text:style-name="Strong_20_Emphasis">User Story #14:</text:span> My product landing page should have at least one media query.</text:p>
      <text:p text:style-name="Text_20_body"><text:span text:style-name="Strong_20_Emphasis">User Story #15:</text:span> My product landing page should utilize CSS flexbox at least once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5T17:10:16.814000000</meta:creation-date>
    <dc:date>2020-03-21T20:57:34.279000000</dc:date>
    <meta:editing-duration>P1DT23H52M55S</meta:editing-duration>
    <meta:editing-cycles>2</meta:editing-cycles>
    <meta:generator>LibreOffice/6.3.3.2$Windows_X86_64 LibreOffice_project/a64200df03143b798afd1ec74a12ab50359878ed</meta:generator>
    <meta:document-statistic meta:table-count="0" meta:image-count="0" meta:object-count="0" meta:page-count="1" meta:paragraph-count="15" meta:word-count="268" meta:character-count="1535" meta:non-whitespace-character-count="1282"/>
  </office:meta>
</office:document-meta>
</file>